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75pt solid #808080"/>
    </style:style>
    <style:style style:name="Table2.B85"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hadow="none"/>
    </style:style>
    <style:style style:name="Table17.A" style:family="table-column">
      <style:table-column-properties style:column-width="2.3083in" style:rel-column-width="3324*"/>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hadow="none"/>
    </style:style>
    <style:style style:name="Table18.A" style:family="table-column">
      <style:table-column-properties style:column-width="2.3083in" style:rel-column-width="21845*"/>
    </style:style>
    <style:style style:name="Table18.C" style:family="table-column">
      <style:table-column-properties style:column-width="2.3083in" style:rel-column-width="21844*"/>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paragraph-properties fo:margin-top="0in" fo:margin-bottom="0in" loext:contextual-spacing="false"/>
    </style:style>
    <style:style style:name="P52" style:family="paragraph" style:parent-style-name="Text_20_body">
      <style:paragraph-properties fo:margin-top="0in" fo:margin-bottom="0in" loext:contextual-spacing="false" fo:text-align="center" style:justify-single-word="false"/>
    </style:style>
    <style:style style:name="P53" style:family="paragraph" style:parent-style-name="Text_20_body">
      <style:paragraph-properties fo:margin-top="0in" fo:margin-bottom="0in" loext:contextual-spacing="false" fo:text-align="start" style:justify-single-word="false"/>
    </style:style>
    <style:style style:name="P54" style:family="paragraph" style:parent-style-name="Table_20_Contents">
      <style:text-properties fo:color="#ffffff"/>
    </style:style>
    <style:style style:name="P55" style:family="paragraph" style:parent-style-name="Table_20_Contents">
      <style:text-properties officeooo:rsid="0009db3d" officeooo:paragraph-rsid="0009db3d"/>
    </style:style>
    <style:style style:name="P56" style:family="paragraph" style:parent-style-name="Table_20_Contents">
      <style:text-properties officeooo:rsid="0017c22d" officeooo:paragraph-rsid="0017c22d"/>
    </style:style>
    <style:style style:name="P57" style:family="paragraph" style:parent-style-name="Table_20_Contents">
      <style:text-properties officeooo:rsid="00183091" officeooo:paragraph-rsid="00183091"/>
    </style:style>
    <style:style style:name="P58" style:family="paragraph" style:parent-style-name="Table_20_Contents">
      <style:paragraph-properties fo:text-align="start" style:justify-single-word="false"/>
      <style:text-properties officeooo:rsid="003103e9" officeooo:paragraph-rsid="00362126"/>
    </style:style>
    <style:style style:name="P59" style:family="paragraph" style:parent-style-name="Table_20_Contents">
      <style:paragraph-properties fo:line-height="100%" fo:text-align="start" style:justify-single-word="false"/>
      <style:text-properties officeooo:rsid="003103e9" officeooo:paragraph-rsid="00362126"/>
    </style:style>
    <style:style style:name="P60" style:family="paragraph" style:parent-style-name="Table_20_Contents">
      <style:paragraph-properties fo:text-align="start" style:justify-single-word="false"/>
      <style:text-properties officeooo:rsid="00327542" officeooo:paragraph-rsid="00362126"/>
    </style:style>
    <style:style style:name="P61" style:family="paragraph" style:parent-style-name="Table_20_Contents">
      <style:paragraph-properties fo:text-align="start" style:justify-single-word="false"/>
      <style:text-properties officeooo:rsid="00342912" officeooo:paragraph-rsid="00362126"/>
    </style:style>
    <style:style style:name="P62" style:family="paragraph" style:parent-style-name="Table_20_Contents">
      <style:paragraph-properties fo:line-height="100%" fo:text-align="start" style:justify-single-word="false"/>
      <style:text-properties officeooo:rsid="00342912" officeooo:paragraph-rsid="00362126"/>
    </style:style>
    <style:style style:name="P63" style:family="paragraph" style:parent-style-name="Table_20_Contents">
      <style:paragraph-properties fo:line-height="100%" fo:text-align="start" style:justify-single-word="false"/>
      <style:text-properties officeooo:rsid="00362126" officeooo:paragraph-rsid="00362126"/>
    </style:style>
    <style:style style:name="P64" style:family="paragraph" style:parent-style-name="Table_20_Contents">
      <style:paragraph-properties fo:line-height="100%" fo:text-align="start" style:justify-single-word="false"/>
      <style:text-properties officeooo:rsid="003c9939" officeooo:paragraph-rsid="003c9939"/>
    </style:style>
    <style:style style:name="P65" style:family="paragraph" style:parent-style-name="Preformatted_20_Text">
      <style:paragraph-properties fo:text-align="start" style:justify-single-word="false" fo:break-before="page"/>
      <style:text-properties officeooo:rsid="0003dd5e" officeooo:paragraph-rsid="0003dd5e"/>
    </style:style>
    <style:style style:name="P66" style:family="paragraph" style:parent-style-name="Text_20_body">
      <style:paragraph-properties fo:break-before="page"/>
      <style:text-properties officeooo:rsid="000c02ad" officeooo:paragraph-rsid="000c02ad"/>
    </style:style>
    <style:style style:name="P67" style:family="paragraph" style:parent-style-name="Preformatted_20_Text">
      <style:text-properties officeooo:paragraph-rsid="0003dd5e"/>
    </style:style>
    <style:style style:name="P68" style:family="paragraph" style:parent-style-name="Preformatted_20_Text">
      <style:paragraph-properties fo:margin-top="0in" fo:margin-bottom="0.1965in" loext:contextual-spacing="false"/>
    </style:style>
    <style:style style:name="P6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70" style:family="paragraph" style:parent-style-name="Heading_20_4">
      <style:text-properties officeooo:rsid="003a1668" officeooo:paragraph-rsid="003a1668"/>
    </style:style>
    <style:style style:name="P71" style:family="paragraph" style:parent-style-name="Text_20_body" style:list-style-name="L10"/>
    <style:style style:name="P72" style:family="paragraph" style:parent-style-name="Text_20_body" style:list-style-name="L11">
      <style:paragraph-properties fo:text-align="start" style:justify-single-word="false"/>
    </style:style>
    <style:style style:name="P73" style:family="paragraph" style:parent-style-name="Text_20_body" style:list-style-name="L12">
      <style:paragraph-properties fo:text-align="start" style:justify-single-word="false"/>
    </style:style>
    <style:style style:name="P74" style:family="paragraph" style:parent-style-name="Text_20_body" style:list-style-name="L13">
      <style:paragraph-properties fo:text-align="start" style:justify-single-word="false"/>
    </style:style>
    <style:style style:name="P75" style:family="paragraph" style:parent-style-name="Text_20_body">
      <style:text-properties officeooo:paragraph-rsid="0009db3d"/>
    </style:style>
    <style:style style:name="P76" style:family="paragraph" style:parent-style-name="Text_20_body">
      <style:text-properties officeooo:rsid="004c5137" officeooo:paragraph-rsid="004c5137"/>
    </style:style>
    <style:style style:name="P77" style:family="paragraph" style:parent-style-name="Text_20_body">
      <style:text-properties officeooo:rsid="001bf96a" officeooo:paragraph-rsid="001bf96a"/>
    </style:style>
    <style:style style:name="P78" style:family="paragraph" style:parent-style-name="Text_20_body" style:list-style-name="L1">
      <style:paragraph-properties fo:margin-top="0in" fo:margin-bottom="0in" loext:contextual-spacing="false"/>
      <style:text-properties officeooo:rsid="001248a5" officeooo:paragraph-rsid="001248a5"/>
    </style:style>
    <style:style style:name="P79" style:family="paragraph" style:parent-style-name="Text_20_body" style:list-style-name="L1">
      <style:paragraph-properties fo:margin-top="0in" fo:margin-bottom="0in" loext:contextual-spacing="false"/>
    </style:style>
    <style:style style:name="P80" style:family="paragraph" style:parent-style-name="Text_20_body" style:list-style-name="L2">
      <style:paragraph-properties fo:margin-top="0in" fo:margin-bottom="0in" loext:contextual-spacing="false"/>
    </style:style>
    <style:style style:name="P81" style:family="paragraph" style:parent-style-name="Text_20_body" style:list-style-name="L3">
      <style:paragraph-properties fo:margin-top="0in" fo:margin-bottom="0in" loext:contextual-spacing="false"/>
    </style:style>
    <style:style style:name="P82" style:family="paragraph" style:parent-style-name="Text_20_body" style:list-style-name="L4">
      <style:paragraph-properties fo:margin-top="0in" fo:margin-bottom="0in" loext:contextual-spacing="false"/>
    </style:style>
    <style:style style:name="P83" style:family="paragraph" style:parent-style-name="Text_20_body" style:list-style-name="L5">
      <style:paragraph-properties fo:margin-top="0in" fo:margin-bottom="0in" loext:contextual-spacing="false"/>
    </style:style>
    <style:style style:name="P84" style:family="paragraph" style:parent-style-name="Text_20_body" style:list-style-name="L6">
      <style:paragraph-properties fo:margin-top="0in" fo:margin-bottom="0in" loext:contextual-spacing="false"/>
    </style:style>
    <style:style style:name="P85" style:family="paragraph" style:parent-style-name="Text_20_body" style:list-style-name="L7">
      <style:paragraph-properties fo:margin-top="0in" fo:margin-bottom="0in" loext:contextual-spacing="false"/>
    </style:style>
    <style:style style:name="P86" style:family="paragraph" style:parent-style-name="Text_20_body" style:list-style-name="L8">
      <style:paragraph-properties fo:margin-top="0in" fo:margin-bottom="0in" loext:contextual-spacing="false"/>
    </style:style>
    <style:style style:name="P87" style:family="paragraph" style:parent-style-name="Text_20_body" style:list-style-name="L9">
      <style:paragraph-properties fo:margin-top="0in" fo:margin-bottom="0in" loext:contextual-spacing="false"/>
    </style:style>
    <style:style style:name="P88" style:family="paragraph" style:parent-style-name="Text_20_body" style:list-style-name="L11">
      <style:paragraph-properties fo:margin-top="0in" fo:margin-bottom="0in" loext:contextual-spacing="false" fo:text-align="start" style:justify-single-word="false"/>
    </style:style>
    <style:style style:name="P89" style:family="paragraph" style:parent-style-name="Text_20_body" style:list-style-name="L12">
      <style:paragraph-properties fo:margin-top="0in" fo:margin-bottom="0in" loext:contextual-spacing="false" fo:text-align="start" style:justify-single-word="false"/>
    </style:style>
    <style:style style:name="P90" style:family="paragraph" style:parent-style-name="Text_20_body" style:list-style-name="L13">
      <style:paragraph-properties fo:margin-top="0in" fo:margin-bottom="0in" loext:contextual-spacing="false" fo:text-align="start" style:justify-single-word="false"/>
    </style:style>
    <style:style style:name="P91" style:family="paragraph" style:parent-style-name="Text_20_body">
      <style:paragraph-properties fo:break-before="page"/>
      <style:text-properties officeooo:paragraph-rsid="0009db3d"/>
    </style:style>
    <style:style style:name="P92" style:family="paragraph" style:parent-style-name="Heading_20_1">
      <style:paragraph-properties fo:break-before="page"/>
    </style:style>
    <style:style style:name="P93" style:family="paragraph" style:parent-style-name="Heading_20_1" style:list-style-name="">
      <style:paragraph-properties fo:break-before="page"/>
      <style:text-properties officeooo:rsid="001bf96a" officeooo:paragraph-rsid="001bf96a"/>
    </style:style>
    <style:style style:name="P94" style:family="paragraph" style:parent-style-name="Heading_20_1">
      <style:paragraph-properties fo:break-before="page"/>
      <style:text-properties officeooo:rsid="0003dd5e" officeooo:paragraph-rsid="0003dd5e"/>
    </style:style>
    <style:style style:name="P95" style:family="paragraph" style:parent-style-name="Heading_20_1">
      <style:paragraph-properties fo:break-before="page"/>
      <style:text-properties officeooo:rsid="0009389b" officeooo:paragraph-rsid="0009389b"/>
    </style:style>
    <style:style style:name="P96" style:family="paragraph" style:parent-style-name="Heading_20_1">
      <style:paragraph-properties fo:break-before="page"/>
      <style:text-properties officeooo:rsid="0009db3d" officeooo:paragraph-rsid="0009db3d"/>
    </style:style>
    <style:style style:name="P97" style:family="paragraph" style:parent-style-name="Heading_20_1">
      <style:paragraph-properties fo:break-before="page"/>
      <style:text-properties officeooo:rsid="003103e9" officeooo:paragraph-rsid="003103e9"/>
    </style:style>
    <style:style style:name="P98" style:family="paragraph" style:parent-style-name="Heading_20_1">
      <style:paragraph-properties fo:break-before="page"/>
      <style:text-properties officeooo:paragraph-rsid="0003dd5e"/>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Heading_20_2">
      <style:text-properties officeooo:rsid="0004ebd3" officeooo:paragraph-rsid="0004ebd3"/>
    </style:style>
    <style:style style:name="P102" style:family="paragraph" style:parent-style-name="Heading_20_2">
      <style:text-properties officeooo:rsid="0007f048" officeooo:paragraph-rsid="0007f048"/>
    </style:style>
    <style:style style:name="P103" style:family="paragraph" style:parent-style-name="Heading_20_2">
      <style:text-properties officeooo:rsid="0009389b" officeooo:paragraph-rsid="0009389b"/>
    </style:style>
    <style:style style:name="P104" style:family="paragraph" style:parent-style-name="Heading_20_2">
      <style:text-properties officeooo:rsid="000bf269" officeooo:paragraph-rsid="000bf269"/>
    </style:style>
    <style:style style:name="P105" style:family="paragraph" style:parent-style-name="Heading_20_2">
      <style:text-properties officeooo:rsid="000c02ad" officeooo:paragraph-rsid="000c02ad"/>
    </style:style>
    <style:style style:name="P106" style:family="paragraph" style:parent-style-name="Heading_20_2">
      <style:text-properties officeooo:rsid="000ff6b8" officeooo:paragraph-rsid="000ff6b8"/>
    </style:style>
    <style:style style:name="P107" style:family="paragraph" style:parent-style-name="Heading_20_2">
      <style:text-properties officeooo:rsid="0009db3d" officeooo:paragraph-rsid="0009db3d"/>
    </style:style>
    <style:style style:name="P108" style:family="paragraph" style:parent-style-name="Heading_20_2">
      <style:text-properties officeooo:rsid="000fa761" officeooo:paragraph-rsid="000fa761"/>
    </style:style>
    <style:style style:name="P109" style:family="paragraph" style:parent-style-name="Heading_20_2">
      <style:text-properties officeooo:rsid="0025e280" officeooo:paragraph-rsid="0025e280"/>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rsid="000e83fc" officeooo:paragraph-rsid="000e83fc"/>
    </style:style>
    <style:style style:name="P112" style:family="paragraph" style:parent-style-name="Heading_20_2">
      <style:paragraph-properties fo:break-before="page"/>
      <style:text-properties officeooo:rsid="000fa761" officeooo:paragraph-rsid="000fa761"/>
    </style:style>
    <style:style style:name="P113" style:family="paragraph" style:parent-style-name="Heading_20_2">
      <style:paragraph-properties fo:break-before="page"/>
      <style:text-properties officeooo:rsid="0017c22d" officeooo:paragraph-rsid="0017c22d"/>
    </style:style>
    <style:style style:name="P114" style:family="paragraph" style:parent-style-name="Heading_20_2">
      <style:paragraph-properties fo:break-before="page"/>
      <style:text-properties officeooo:rsid="002ae5ef" officeooo:paragraph-rsid="002ae5ef"/>
    </style:style>
    <style:style style:name="P115" style:family="paragraph" style:parent-style-name="Heading_20_2">
      <style:paragraph-properties fo:break-before="page"/>
      <style:text-properties officeooo:rsid="004c5137" officeooo:paragraph-rsid="004c5137"/>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Table_20_Contents">
      <style:text-properties officeooo:rsid="004c5137" officeooo:paragraph-rsid="004c5137"/>
    </style:style>
    <style:style style:name="P118" style:family="paragraph" style:parent-style-name="Table_20_Contents">
      <style:text-properties fo:color="#ffffff" officeooo:rsid="004c5137" officeooo:paragraph-rsid="004c5137"/>
    </style:style>
    <style:style style:name="P119" style:family="paragraph" style:parent-style-name="Table_20_Contents">
      <style:text-properties officeooo:rsid="004dd009" officeooo:paragraph-rsid="004dd009"/>
    </style:style>
    <style:style style:name="P120" style:family="paragraph" style:parent-style-name="Table_20_Contents">
      <style:text-properties officeooo:paragraph-rsid="004fc37a"/>
    </style:style>
    <style:style style:name="P121" style:family="paragraph" style:parent-style-name="Table_20_Contents">
      <style:text-properties officeooo:paragraph-rsid="005135c3"/>
    </style:style>
    <style:style style:name="P122" style:family="paragraph" style:parent-style-name="Heading_20_3">
      <style:text-properties officeooo:rsid="000e83fc" officeooo:paragraph-rsid="000e83fc"/>
    </style:style>
    <style:style style:name="P123" style:family="paragraph" style:parent-style-name="Heading_20_3">
      <style:text-properties officeooo:rsid="0017c22d" officeooo:paragraph-rsid="0017c22d"/>
    </style:style>
    <style:style style:name="P124" style:family="paragraph" style:parent-style-name="Heading_20_3">
      <style:text-properties officeooo:rsid="00183091" officeooo:paragraph-rsid="00183091"/>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cc0000"/>
    </style:style>
    <style:style style:name="T8" style:family="text">
      <style:text-properties fo:color="#cc0000" fo:font-weight="bold"/>
    </style:style>
    <style:style style:name="T9" style:family="text">
      <style:text-properties fo:color="#ffffff"/>
    </style:style>
    <style:style style:name="T10" style:family="text">
      <style:text-properties fo:background-color="transparent" loext:char-shading-value="0"/>
    </style:style>
    <style:style style:name="T11" style:family="text">
      <style:text-properties officeooo:rsid="000ff6b8"/>
    </style:style>
    <style:style style:name="T12" style:family="text">
      <style:text-properties officeooo:rsid="001248a5"/>
    </style:style>
    <style:style style:name="T13" style:family="text">
      <style:text-properties officeooo:rsid="00172f81"/>
    </style:style>
    <style:style style:name="T14" style:family="text">
      <style:text-properties officeooo:rsid="00183091"/>
    </style:style>
    <style:style style:name="T15" style:family="text">
      <style:text-properties officeooo:rsid="001789f3"/>
    </style:style>
    <style:style style:name="T16" style:family="text">
      <style:text-properties officeooo:rsid="0018bdf8"/>
    </style:style>
    <style:style style:name="T17" style:family="text">
      <style:text-properties officeooo:rsid="0018e158"/>
    </style:style>
    <style:style style:name="T18" style:family="text">
      <style:text-properties officeooo:rsid="001d186f"/>
    </style:style>
    <style:style style:name="T19" style:family="text">
      <style:text-properties officeooo:rsid="001bab72"/>
    </style:style>
    <style:style style:name="T20" style:family="text">
      <style:text-properties officeooo:rsid="001f49d2"/>
    </style:style>
    <style:style style:name="T21" style:family="text">
      <style:text-properties officeooo:rsid="0023720b"/>
    </style:style>
    <style:style style:name="T22" style:family="text">
      <style:text-properties officeooo:rsid="00268eed"/>
    </style:style>
    <style:style style:name="T23" style:family="text">
      <style:text-properties officeooo:rsid="00296793"/>
    </style:style>
    <style:style style:name="T24" style:family="text">
      <style:text-properties officeooo:rsid="002bf135"/>
    </style:style>
    <style:style style:name="T25" style:family="text">
      <style:text-properties style:font-name="Liberation Mono"/>
    </style:style>
    <style:style style:name="T26" style:family="text">
      <style:text-properties officeooo:rsid="002d325c"/>
    </style:style>
    <style:style style:name="T27" style:family="text">
      <style:text-properties officeooo:rsid="0038047f"/>
    </style:style>
    <style:style style:name="T28" style:family="text">
      <style:text-properties officeooo:rsid="0039d342"/>
    </style:style>
    <style:style style:name="T29" style:family="text">
      <style:text-properties officeooo:rsid="003ae80d"/>
    </style:style>
    <style:style style:name="T30" style:family="text">
      <style:text-properties officeooo:rsid="003c1a93"/>
    </style:style>
    <style:style style:name="T31" style:family="text">
      <style:text-properties officeooo:rsid="003ca302"/>
    </style:style>
    <style:style style:name="T32" style:family="text">
      <style:text-properties officeooo:rsid="004923b2"/>
    </style:style>
    <style:style style:name="T33" style:family="text">
      <style:text-properties officeooo:rsid="004c5137"/>
    </style:style>
    <style:style style:name="T34" style:family="text">
      <style:text-properties officeooo:rsid="004d73bb"/>
    </style:style>
    <style:style style:name="T35" style:family="text">
      <style:text-properties officeooo:rsid="005135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34">5</text:span></text:p>
      <text:p text:style-name="P3"/>
      <text:p text:style-name="P3"/>
      <text:p text:style-name="P3">Originally Written By:</text:p>
      <text:p text:style-name="P3">Thomas Leathers</text:p>
      <text:p text:style-name="P3"/>
      <text:p text:style-name="P65">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69"><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68"><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Table of Contents</text:p>
          </text:index-title>
          <text:p text:style-name="P100"><text:a xlink:type="simple" xlink:href="#__RefHeading___Toc2772_235218773" text:style-name="Index_20_Link" text:visited-style-name="Index_20_Link">History<text:tab/>5</text:a></text:p>
          <text:p text:style-name="P100"><text:a xlink:type="simple" xlink:href="#__RefHeading___Toc3078_1863678519" text:style-name="Index_20_Link" text:visited-style-name="Index_20_Link">SBTCVM Manifesto<text:tab/>6</text:a></text:p>
          <text:p text:style-name="P100"><text:a xlink:type="simple" xlink:href="#__RefHeading___Toc685_615494138" text:style-name="Index_20_Link" text:visited-style-name="Index_20_Link">Overview<text:tab/>7</text:a></text:p>
          <text:p text:style-name="P116"><text:a xlink:type="simple" xlink:href="#__RefHeading___Toc690_615494138" text:style-name="Index_20_Link" text:visited-style-name="Index_20_Link">How it Began<text:tab/>7</text:a></text:p>
          <text:p text:style-name="P116"><text:a xlink:type="simple" xlink:href="#__RefHeading___Toc692_615494138" text:style-name="Index_20_Link" text:visited-style-name="Index_20_Link">What Is SBTCVM?<text:tab/>7</text:a></text:p>
          <text:p text:style-name="P116"><text:a xlink:type="simple" xlink:href="#__RefHeading___Toc2753_242984236" text:style-name="Index_20_Link" text:visited-style-name="Index_20_Link">SBTCVM Mark 2 Specifications:<text:tab/>7</text:a></text:p>
          <text:p text:style-name="P100"><text:a xlink:type="simple" xlink:href="#__RefHeading___Toc694_615494138" text:style-name="Index_20_Link" text:visited-style-name="Index_20_Link">Getting Started<text:tab/>8</text:a></text:p>
          <text:p text:style-name="P116"><text:a xlink:type="simple" xlink:href="#__RefHeading___Toc696_615494138" text:style-name="Index_20_Link" text:visited-style-name="Index_20_Link">Main Menu<text:tab/>8</text:a></text:p>
          <text:p text:style-name="P116"><text:a xlink:type="simple" xlink:href="#__RefHeading___Toc708_615494138" text:style-name="Index_20_Link" text:visited-style-name="Index_20_Link">Introduction program<text:tab/>8</text:a></text:p>
          <text:p text:style-name="P116"><text:a xlink:type="simple" xlink:href="#__RefHeading___Toc710_615494138" text:style-name="Index_20_Link" text:visited-style-name="Index_20_Link">Pause Menu<text:tab/>9</text:a></text:p>
          <text:p text:style-name="P116"><text:a xlink:type="simple" xlink:href="#__RefHeading___Toc1749_2007567802" text:style-name="Index_20_Link" text:visited-style-name="Index_20_Link">VM User Interface<text:tab/>10</text:a></text:p>
          <text:p text:style-name="P125"><text:a xlink:type="simple" xlink:href="#__RefHeading___Toc1751_2007567802" text:style-name="Index_20_Link" text:visited-style-name="Index_20_Link">The Display<text:tab/>10</text:a></text:p>
          <text:p text:style-name="P125"><text:a xlink:type="simple" xlink:href="#__RefHeading___Toc1753_2007567802" text:style-name="Index_20_Link" text:visited-style-name="Index_20_Link">Keyboard controls<text:tab/>11</text:a></text:p>
          <text:p text:style-name="P125"><text:a xlink:type="simple" xlink:href="#__RefHeading___Toc1755_2007567802" text:style-name="Index_20_Link" text:visited-style-name="Index_20_Link">VM Status &amp; Other Messages<text:tab/>11</text:a></text:p>
          <text:p text:style-name="P116"><text:a xlink:type="simple" xlink:href="#__RefHeading___Toc1757_2007567802" text:style-name="Index_20_Link" text:visited-style-name="Index_20_Link">SBTCVM VM and Utilities<text:tab/>12</text:a></text:p>
          <text:p text:style-name="P100"><text:a xlink:type="simple" xlink:href="#__RefHeading___Toc698_615494138" text:style-name="Index_20_Link" text:visited-style-name="Index_20_Link">Programming SBTCVM<text:tab/>15</text:a></text:p>
          <text:p text:style-name="P116"><text:a xlink:type="simple" xlink:href="#__RefHeading___Toc700_615494138" text:style-name="Index_20_Link" text:visited-style-name="Index_20_Link">SBTCVM assembly overview<text:tab/>15</text:a></text:p>
          <text:p text:style-name="P116"><text:a xlink:type="simple" xlink:href="#__RefHeading___Toc702_615494138" text:style-name="Index_20_Link" text:visited-style-name="Index_20_Link">SBTCVM assembly instruction list<text:tab/>17</text:a></text:p>
          <text:p text:style-name="P116"><text:a xlink:type="simple" xlink:href="#__RefHeading___Toc5163_1504677463" text:style-name="Index_20_Link" text:visited-style-name="Index_20_Link">Memory Pointer<text:tab/>23</text:a></text:p>
          <text:p text:style-name="P116"><text:a xlink:type="simple" xlink:href="#__RefHeading___Toc704_615494138" text:style-name="Index_20_Link" text:visited-style-name="Index_20_Link">Libbaltcalc API<text:tab/>24</text:a></text:p>
          <text:p text:style-name="P125"><text:a xlink:type="simple" xlink:href="#__RefHeading___Toc706_615494138" text:style-name="Index_20_Link" text:visited-style-name="Index_20_Link">Functions:<text:tab/>24</text:a></text:p>
          <text:p text:style-name="P125"><text:a xlink:type="simple" xlink:href="#__RefHeading___Toc1737_2007567802" text:style-name="Index_20_Link" text:visited-style-name="Index_20_Link">btint class:<text:tab/>24</text:a></text:p>
          <text:p text:style-name="P116"><text:a xlink:type="simple" xlink:href="#__RefHeading___Toc1739_2007567802" text:style-name="Index_20_Link" text:visited-style-name="Index_20_Link">Offset Length Control<text:tab/>27</text:a></text:p>
          <text:p text:style-name="P116"><text:a xlink:type="simple" xlink:href="#__RefHeading___Toc1741_2007567802" text:style-name="Index_20_Link" text:visited-style-name="Index_20_Link">Keyscan System<text:tab/>28</text:a></text:p>
          <text:p text:style-name="P116"><text:a xlink:type="simple" xlink:href="#__RefHeading___Toc1743_2007567802" text:style-name="Index_20_Link" text:visited-style-name="Index_20_Link">Regset System<text:tab/>30</text:a></text:p>
          <text:p text:style-name="P116"><text:a xlink:type="simple" xlink:href="#__RefHeading___Toc1745_2007567802" text:style-name="Index_20_Link" text:visited-style-name="Index_20_Link">Threading<text:tab/>31</text:a></text:p>
          <text:p text:style-name="P116"><text:a xlink:type="simple" xlink:href="#__RefHeading___Toc1747_2007567802" text:style-name="Index_20_Link" text:visited-style-name="Index_20_Link">STREG files<text:tab/>32</text:a></text:p>
          <text:p text:style-name="P116"><text:a xlink:type="simple" xlink:href="#__RefHeading___Toc2760_235218773" text:style-name="Index_20_Link" text:visited-style-name="Index_20_Link">SBTCVM Command Shell<text:tab/>33</text:a></text:p>
          <text:p text:style-name="P125"><text:a xlink:type="simple" xlink:href="#__RefHeading___Toc2762_235218773" text:style-name="Index_20_Link" text:visited-style-name="Index_20_Link">Overview of commands:<text:tab/>33</text:a></text:p>
          <text:p text:style-name="P125"><text:a xlink:type="simple" xlink:href="#__RefHeading___Toc2764_235218773" text:style-name="Index_20_Link" text:visited-style-name="Index_20_Link">Mathematics Commands:<text:tab/>33</text:a></text:p>
          <text:p text:style-name="P116"><text:a xlink:type="simple" xlink:href="#__RefHeading___Toc3132_1836132187" text:style-name="Index_20_Link" text:visited-style-name="Index_20_Link">SBTCVM Mark 2 IObus<text:tab/>35</text:a></text:p>
          <text:p text:style-name="P116"><text:a xlink:type="simple" xlink:href="#__RefHeading___Toc2766_235218773" text:style-name="Index_20_Link" text:visited-style-name="Index_20_Link">SBTCVM-BTT-6 Text Encoding Specification<text:tab/>36</text:a></text:p>
          <text:p text:style-name="P125"><text:a xlink:type="simple" xlink:href="#__RefHeading___Toc2768_235218773" text:style-name="Index_20_Link" text:visited-style-name="Index_20_Link">Information:<text:tab/>36</text:a></text:p>
          <text:p text:style-name="P125"><text:a xlink:type="simple" xlink:href="#__RefHeading___Toc2770_235218773" text:style-name="Index_20_Link" text:visited-style-name="Index_20_Link">List of single-tryte Codes<text:tab/>36</text:a></text:p>
          <text:p text:style-name="P116"><text:a xlink:type="simple" xlink:href="#__RefHeading___Toc3130_1836132187" text:style-name="Index_20_Link" text:visited-style-name="Index_20_Link">SBTCVM Mark 2 opcode list<text:tab/>55</text:a></text:p>
          <text:p text:style-name="P100"><text:a xlink:type="simple" xlink:href="#__RefHeading___Toc4673_443773659" text:style-name="Index_20_Link" text:visited-style-name="Index_20_Link">Glossary<text:tab/>80</text:a></text:p>
          <text:p text:style-name="P126"><text:a xlink:type="simple" xlink:href="#__RefHeading___Toc4675_443773659" text:style-name="Index_20_Link" text:visited-style-name="Index_20_Link">#:<text:tab/>80</text:a></text:p>
          <text:p text:style-name="P126"><text:a xlink:type="simple" xlink:href="#__RefHeading___Toc4677_443773659" text:style-name="Index_20_Link" text:visited-style-name="Index_20_Link">A:<text:tab/>80</text:a></text:p>
          <text:p text:style-name="P126"><text:a xlink:type="simple" xlink:href="#__RefHeading___Toc4679_443773659" text:style-name="Index_20_Link" text:visited-style-name="Index_20_Link">B:<text:tab/>80</text:a></text:p>
          <text:p text:style-name="P126"><text:a xlink:type="simple" xlink:href="#__RefHeading___Toc4681_443773659" text:style-name="Index_20_Link" text:visited-style-name="Index_20_Link">C:<text:tab/>80</text:a></text:p>
          <text:p text:style-name="P126"><text:a xlink:type="simple" xlink:href="#__RefHeading___Toc4683_443773659" text:style-name="Index_20_Link" text:visited-style-name="Index_20_Link">D:<text:tab/>80</text:a></text:p>
          <text:p text:style-name="P126"><text:a xlink:type="simple" xlink:href="#__RefHeading___Toc4685_443773659" text:style-name="Index_20_Link" text:visited-style-name="Index_20_Link">E:<text:tab/>80</text:a></text:p>
          <text:p text:style-name="P126"><text:a xlink:type="simple" xlink:href="#__RefHeading___Toc4687_443773659" text:style-name="Index_20_Link" text:visited-style-name="Index_20_Link">F:<text:tab/>80</text:a></text:p>
          <text:p text:style-name="P126"><text:a xlink:type="simple" xlink:href="#__RefHeading___Toc4689_443773659" text:style-name="Index_20_Link" text:visited-style-name="Index_20_Link">G:<text:tab/>80</text:a></text:p>
          <text:p text:style-name="P126"><text:soft-page-break/><text:a xlink:type="simple" xlink:href="#__RefHeading___Toc4691_443773659" text:style-name="Index_20_Link" text:visited-style-name="Index_20_Link">H:<text:tab/>80</text:a></text:p>
          <text:p text:style-name="P126"><text:a xlink:type="simple" xlink:href="#__RefHeading___Toc4693_443773659" text:style-name="Index_20_Link" text:visited-style-name="Index_20_Link">I:<text:tab/>80</text:a></text:p>
          <text:p text:style-name="P126"><text:a xlink:type="simple" xlink:href="#__RefHeading___Toc4695_443773659" text:style-name="Index_20_Link" text:visited-style-name="Index_20_Link">J:<text:tab/>81</text:a></text:p>
          <text:p text:style-name="P126"><text:a xlink:type="simple" xlink:href="#__RefHeading___Toc4697_443773659" text:style-name="Index_20_Link" text:visited-style-name="Index_20_Link">K:<text:tab/>81</text:a></text:p>
          <text:p text:style-name="P126"><text:a xlink:type="simple" xlink:href="#__RefHeading___Toc4699_443773659" text:style-name="Index_20_Link" text:visited-style-name="Index_20_Link">L:<text:tab/>81</text:a></text:p>
          <text:p text:style-name="P126"><text:a xlink:type="simple" xlink:href="#__RefHeading___Toc4701_443773659" text:style-name="Index_20_Link" text:visited-style-name="Index_20_Link">M:<text:tab/>81</text:a></text:p>
          <text:p text:style-name="P126"><text:a xlink:type="simple" xlink:href="#__RefHeading___Toc4703_443773659" text:style-name="Index_20_Link" text:visited-style-name="Index_20_Link">N:<text:tab/>81</text:a></text:p>
          <text:p text:style-name="P126"><text:a xlink:type="simple" xlink:href="#__RefHeading___Toc4705_443773659" text:style-name="Index_20_Link" text:visited-style-name="Index_20_Link">O:<text:tab/>81</text:a></text:p>
          <text:p text:style-name="P126"><text:a xlink:type="simple" xlink:href="#__RefHeading___Toc4707_443773659" text:style-name="Index_20_Link" text:visited-style-name="Index_20_Link">P:<text:tab/>81</text:a></text:p>
          <text:p text:style-name="P126"><text:a xlink:type="simple" xlink:href="#__RefHeading___Toc4709_443773659" text:style-name="Index_20_Link" text:visited-style-name="Index_20_Link">Q:<text:tab/>81</text:a></text:p>
          <text:p text:style-name="P126"><text:a xlink:type="simple" xlink:href="#__RefHeading___Toc4711_443773659" text:style-name="Index_20_Link" text:visited-style-name="Index_20_Link">R:<text:tab/>81</text:a></text:p>
          <text:p text:style-name="P126"><text:a xlink:type="simple" xlink:href="#__RefHeading___Toc4713_443773659" text:style-name="Index_20_Link" text:visited-style-name="Index_20_Link">S:<text:tab/>81</text:a></text:p>
          <text:p text:style-name="P126"><text:a xlink:type="simple" xlink:href="#__RefHeading___Toc4715_443773659" text:style-name="Index_20_Link" text:visited-style-name="Index_20_Link">T:<text:tab/>82</text:a></text:p>
          <text:p text:style-name="P126"><text:a xlink:type="simple" xlink:href="#__RefHeading___Toc4717_443773659" text:style-name="Index_20_Link" text:visited-style-name="Index_20_Link">U:<text:tab/>82</text:a></text:p>
          <text:p text:style-name="P126"><text:a xlink:type="simple" xlink:href="#__RefHeading___Toc4719_443773659" text:style-name="Index_20_Link" text:visited-style-name="Index_20_Link">V:<text:tab/>82</text:a></text:p>
          <text:p text:style-name="P126"><text:a xlink:type="simple" xlink:href="#__RefHeading___Toc4721_443773659" text:style-name="Index_20_Link" text:visited-style-name="Index_20_Link">W:<text:tab/>82</text:a></text:p>
          <text:p text:style-name="P126"><text:a xlink:type="simple" xlink:href="#__RefHeading___Toc4723_443773659" text:style-name="Index_20_Link" text:visited-style-name="Index_20_Link">X:<text:tab/>82</text:a></text:p>
          <text:p text:style-name="P126"><text:a xlink:type="simple" xlink:href="#__RefHeading___Toc4725_443773659" text:style-name="Index_20_Link" text:visited-style-name="Index_20_Link">Y:<text:tab/>82</text:a></text:p>
          <text:p text:style-name="P126"><text:a xlink:type="simple" xlink:href="#__RefHeading___Toc4727_443773659" text:style-name="Index_20_Link" text:visited-style-name="Index_20_Link">Z:<text:tab/>82</text:a></text:p>
          <text:p text:style-name="P100"><text:a xlink:type="simple" xlink:href="#__RefHeading___Toc687_615494138" text:style-name="Index_20_Link" text:visited-style-name="Index_20_Link">GNU Free Documentation License<text:tab/>83</text:a></text:p>
        </text:index-body>
      </text:table-of-content>
      <text:p text:style-name="P3"/>
      <text:h text:style-name="P93"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1">2</text:span> add <text:span text:style-name="T21">SBTCVM Manifesto</text:span></text:p>
      <text:p text:style-name="P34">version mark2-1.<text:span text:style-name="T23">3</text:span> add <text:span text:style-name="T23">Opcode list, other improvements.</text:span></text:p>
      <text:p text:style-name="P34">version mark2-1.<text:span text:style-name="T32">4</text:span> <text:span text:style-name="T32">add glossary, other improvements</text:span></text:p>
      <text:p text:style-name="P34">version mark2-1.<text:span text:style-name="T34">5</text:span> <text:span text:style-name="T34">document new memory pointer feature</text:span></text:p>
      <text:h text:style-name="P92" text:outline-level="1"><text:bookmark-start text:name="__RefHeading___Toc3078_1863678519"/><text:span text:style-name="T20">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5">I</text:span>t traces far back in computer history, but not much has ever come of it other than a <text:span text:style-name="T16">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7">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18">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9">A</text:span> lack of reference hardware <text:span text:style-name="T19">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94" text:outline-level="1"><text:bookmark-start text:name="__RefHeading___Toc685_615494138"/>Overview<text:bookmark-end text:name="__RefHeading___Toc685_615494138"/></text:h>
      <text:h text:style-name="P101"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8"/>
      <text:h text:style-name="P102"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5823794685358890910" text:style-name="L1">
        <text:list-item>
          <text:p text:style-name="P78">6-trit instruction word.</text:p>
        </text:list-item>
        <text:list-item>
          <text:p text:style-name="P79">9-trit data <text:span text:style-name="T12">word</text:span></text:p>
        </text:list-item>
      </text:list>
      <text:list xml:id="list7494682537040151746" text:style-name="L2">
        <text:list-item>
          <text:p text:style-name="P80">19,683 words of executable memory space. </text:p>
        </text:list-item>
      </text:list>
      <text:list xml:id="list4057096965307722482" text:style-name="L3">
        <text:list-item>
          <text:p text:style-name="P81">9-trit IO bus. </text:p>
        </text:list-item>
      </text:list>
      <text:list xml:id="list4313030661820772515" text:style-name="L4">
        <text:list-item>
          <text:p text:style-name="P82">729 9-trit words of scratch memory. </text:p>
        </text:list-item>
      </text:list>
      <text:list xml:id="list6538524249165663320" text:style-name="L5">
        <text:list-item>
          <text:p text:style-name="P83">27x27 6-trit, 729 color RG<text:span text:style-name="T12">B, plotter-like,</text:span> display.</text:p>
        </text:list-item>
      </text:list>
      <text:list xml:id="list4189341848325081671" text:style-name="L6">
        <text:list-item>
          <text:p text:style-name="P84">9x9 2-trit monochrome, <text:span text:style-name="T12">plotter-like,</text:span> display. </text:p>
        </text:list-item>
      </text:list>
      <text:list xml:id="list2417964039883291911" text:style-name="L7">
        <text:list-item>
          <text:p text:style-name="P85">72 column by 54 line TTY.</text:p>
        </text:list-item>
      </text:list>
      <text:list xml:id="list151804395718008863" text:style-name="L8">
        <text:list-item>
          <text:p text:style-name="P86">buzzer </text:p>
        </text:list-item>
      </text:list>
      <text:list xml:id="list3075191840614978872" text:style-name="L9">
        <text:list-item>
          <text:p text:style-name="P87">support for up to 6, bank switched sections of executable memory, 19,683 words each. </text:p>
        </text:list-item>
      </text:list>
      <text:list xml:id="list2499482592791573284" text:style-name="L10">
        <text:list-item>
          <text:p text:style-name="P71">The virtual CPU supports up to 9 active threads.</text:p>
        </text:list-item>
      </text:list>
      <text:h text:style-name="P95" text:outline-level="1"><text:bookmark-start text:name="__RefHeading___Toc694_615494138"/>Getting Started<text:bookmark-end text:name="__RefHeading___Toc694_615494138"/></text:h>
      <text:h text:style-name="P103"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h text:style-name="P104"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05" text:outline-level="2"><text:bookmark-start text:name="__RefHeading___Toc710_615494138"/><text:soft-page-break/>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66"/>
      <text:h text:style-name="P106"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54">Key</text:p>
          </table:table-cell>
          <table:table-cell table:style-name="Table14.B1" office:value-type="string">
            <text:p text:style-name="P5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5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54">Status Message</text:p>
          </table:table-cell>
          <table:table-cell table:style-name="Table15.B1" office:value-type="string">
            <text:p text:style-name="P5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ext:soft-page-break/>T-ACT FAULT</text:p>
          </table:table-cell>
          <table:table-cell table:style-name="Table15.B9" office:value-type="string">
            <text:p text:style-name="Table_20_Contents">a emulation bug has lead to the current thread <text:soft-page-break/>being an inactive thread in a unexpected way. (aka you normally won't see this)</text:p>
          </table:table-cell>
        </table:table-row>
      </table:table>
      <text:p text:style-name="Text_20_body"/>
      <text:p text:style-name="P26"/>
      <text:h text:style-name="Heading_20_2" text:outline-level="2"><text:bookmark-start text:name="__RefHeading___Toc1757_2007567802"/>SBTCVM <text:span text:style-name="T11">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54">Program filename<text:line-break/> (program name)<text:line-break/>[command Shell command(if any)]</text:p>
          </table:table-cell>
          <table:table-cell table:style-name="Table11.B1" office:value-type="string">
            <text:p text:style-name="P54">Description</text:p>
          </table:table-cell>
          <table:table-cell table:style-name="Table11.C1" office:value-type="string">
            <text:p text:style-name="P54">command line options (if any)</text:p>
          </table:table-cell>
        </table:table-row>
        <table:table-row>
          <table:table-cell table:style-name="Table11.A2" office:value-type="string">
            <text:p text:style-name="P54">Important Programs</text:p>
          </table:table-cell>
          <table:table-cell table:style-name="Table11.B2" office:value-type="string">
            <text:p text:style-name="P54"/>
          </table:table-cell>
          <table:table-cell table:style-name="Table11.C2" office:value-type="string">
            <text:p text:style-name="P5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1">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54">SBTCVM VM and utility launchers</text:p>
          </table:table-cell>
          <table:table-cell table:style-name="Table11.B2" office:value-type="string">
            <text:p text:style-name="P54"/>
          </table:table-cell>
          <table:table-cell table:style-name="Table11.C2" office:value-type="string">
            <text:p text:style-name="P54"/>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text:soft-page-break/>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ext:soft-page-break/>
        <table:table-row>
          <table:table-cell table:style-name="Table11.A2" office:value-type="string">
            <text:p text:style-name="P54">Other Programs and utilities</text:p>
          </table:table-cell>
          <table:table-cell table:style-name="Table11.B2" office:value-type="string">
            <text:p text:style-name="P54"/>
          </table:table-cell>
          <table:table-cell table:style-name="Table11.C2" office:value-type="string">
            <text:p text:style-name="P54"/>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26"/>
      <text:p text:style-name="P26"/>
      <text:h text:style-name="P96" text:outline-level="1"><text:bookmark-start text:name="__RefHeading___Toc698_615494138"/>Programming SBTCVM<text:bookmark-end text:name="__RefHeading___Toc698_615494138"/></text:h>
      <text:h text:style-name="P10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21">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8">WARNING</text:span><text:span text:style-name="T7">: </text:span><text:span text:style-name="T8">DO NOT PLACE GOTO REFERENCES ON MULTI-INSTRUCTION COMMANDS.</text:span><text:line-break/><text:span text:style-name="T5">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21"><text:soft-page-break/></text:p>
            <text:p text:style-name="P121"><text:span text:style-name="T35">remember:</text:span></text:p>
            <text:p text:style-name="P121"><text:span text:style-name="T35">pointers differ from SBTCVM's memory pointer register. they are two completely different things.</text:span><text:line-break/><text:line-break/>similar shortcuts exist for various IOaddress points:<text:line-break/>"random" | random integer port "--0------" (read only)<text:line-break/>"mem1" - "mem729": scratchmemory shortcuts. (write/read)</text:p>
          </table:table-cell>
        </table:table-row>
      </table:table>
      <text:p text:style-name="P52"/>
      <text:p text:style-name="P23"/>
      <text:h text:style-name="P107"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54">instruction name</text:p>
          </table:table-cell>
          <table:table-cell table:style-name="Table2.B1" office:value-type="string">
            <text:p text:style-name="P5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text:soft-pag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20">-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20">-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54">color raster display commands</text:p>
          </table:table-cell>
          <table:table-cell table:style-name="Table2.B22" office:value-type="string">
            <text:p text:style-name="P5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54">mono raster display commands</text:p>
          </table:table-cell>
          <table:table-cell table:style-name="Table2.B22" office:value-type="string">
            <text:p text:style-name="P5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text:soft-pag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54">End of raster display commands</text:p>
          </table:table-cell>
          <table:table-cell table:style-name="Table2.B22" office:value-type="string">
            <text:p text:style-name="P5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ext:soft-page-break/>
        <table:table-row>
          <table:table-cell table:style-name="Table2.A22" office:value-type="string">
            <text:p text:style-name="P54">Exec Bank Switching Gotos:</text:p>
          </table:table-cell>
          <table:table-cell table:style-name="Table2.B22" office:value-type="string">
            <text:p text:style-name="P5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9">End Exec Bank Switching Gotos.</text:span> </text:p>
          </table:table-cell>
          <table:table-cell table:style-name="Table2.B22" office:value-type="string">
            <text:p text:style-name="P5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0">  </text:span> 0.3 seconds<text:line-break/>    0   0.2 seconds<text:line-break/><text:soft-pag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text:soft-page-break/> ????????+=clear all keyinterrupts.</text:p>
          </table:table-cell>
        </table:table-row>
        <table:table-row>
          <table:table-cell table:style-name="Table2.A22" office:value-type="string">
            <text:p text:style-name="P54">Threading Instructions</text:p>
          </table:table-cell>
          <table:table-cell table:style-name="Table2.B22" office:value-type="string">
            <text:p text:style-name="Table_20_Contents"><text:span text:style-name="T9">see </text:span><text:a xlink:type="simple" xlink:href="#4.7.Threading|outline" text:style-name="Internet_20_link" text:visited-style-name="Visited_20_Internet_20_Link">Threading</text:a><text:span text:style-name="T9">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table-cell table:style-name="Table2.A84" office:value-type="string">
            <text:p text:style-name="P117">ptread</text:p>
          </table:table-cell>
          <table:table-cell table:style-name="Table2.B84" office:value-type="string">
            <text:p text:style-name="P117">read from address in memory pointer to reg1</text:p>
          </table:table-cell>
        </table:table-row>
        <table:table-row>
          <table:table-cell table:style-name="Table2.A84" office:value-type="string">
            <text:p text:style-name="P117">ptwri</text:p>
          </table:table-cell>
          <table:table-cell table:style-name="Table2.B84" office:value-type="string">
            <text:p text:style-name="P117">write reg1 data to address in memory pointer</text:p>
          </table:table-cell>
        </table:table-row>
        <table:table-row>
          <table:table-cell table:style-name="Table2.A84" office:value-type="string">
            <text:p text:style-name="P117">ptwridat</text:p>
          </table:table-cell>
          <table:table-cell table:style-name="Table2.B84" office:value-type="string">
            <text:p text:style-name="P117">write current data word data to address in memory pointer</text:p>
            <text:p text:style-name="P119">--supports pointer referencing (see overview) (doesn't affect address of write, affects data written)</text:p>
          </table:table-cell>
        </table:table-row>
        <table:table-row>
          <table:table-cell table:style-name="Table2.A84" office:value-type="string">
            <text:p text:style-name="P117">ptinc</text:p>
          </table:table-cell>
          <table:table-cell table:style-name="Table2.B84" office:value-type="string">
            <text:p text:style-name="P117">increment memory pointer by 1</text:p>
          </table:table-cell>
        </table:table-row>
        <table:table-row>
          <table:table-cell table:style-name="Table2.A84" office:value-type="string">
            <text:p text:style-name="P117">ptdec</text:p>
          </table:table-cell>
          <table:table-cell table:style-name="Table2.B84" office:value-type="string">
            <text:p text:style-name="P117">decrement memory pointer by 1</text:p>
          </table:table-cell>
        </table:table-row>
        <table:table-row>
          <table:table-cell table:style-name="Table2.A84" office:value-type="string">
            <text:p text:style-name="P117">ptset</text:p>
          </table:table-cell>
          <table:table-cell table:style-name="Table2.B84" office:value-type="string">
            <text:p text:style-name="P117">set memory pointer with reg1</text:p>
          </table:table-cell>
        </table:table-row>
        <table:table-row>
          <table:table-cell table:style-name="Table2.A84" office:value-type="string">
            <text:p text:style-name="P117">ptadd</text:p>
          </table:table-cell>
          <table:table-cell table:style-name="Table2.B84" office:value-type="string">
            <text:p text:style-name="P117">add reg1 to memory pointer</text:p>
          </table:table-cell>
        </table:table-row>
        <table:table-row>
          <table:table-cell table:style-name="Table2.A85" office:value-type="string">
            <text:p text:style-name="Table_20_Contents"/>
          </table:table-cell>
          <table:table-cell table:style-name="Table2.B85" office:value-type="string">
            <text:p text:style-name="Table_20_Contents"/>
          </table:table-cell>
        </table:table-row>
      </table:table>
      <text:p text:style-name="P23"/>
      <text:h text:style-name="P115" text:outline-level="2"><text:bookmark-start text:name="__RefHeading___Toc5163_1504677463"/>Memory Pointer<text:bookmark-end text:name="__RefHeading___Toc5163_1504677463"/></text:h>
      <text:p text:style-name="P76">SBTCVM mark 2 features a memory pointer feature. you can use this to iterate through large sets of data for example.</text:p>
      <text:p text:style-name="P76">operations:</text:p>
      <table:table table:name="Table17" table:style-name="Table17">
        <table:table-column table:style-name="Table17.A" table:number-columns-repeated="3"/>
        <table:table-row table:style-name="Table17.1">
          <table:table-cell table:style-name="Table17.A1" office:value-type="string">
            <text:p text:style-name="P118">operation</text:p>
          </table:table-cell>
          <table:table-cell table:style-name="Table17.A1" office:value-type="string">
            <text:p text:style-name="P117">tasm instruction</text:p>
          </table:table-cell>
          <table:table-cell table:style-name="Table17.C1" office:value-type="string">
            <text:p text:style-name="P117">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3">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17">see below</text:p>
          </table:table-cell>
          <table:table-cell table:style-name="Table17.C2" office:value-type="string">
            <text:p text:style-name="Table_20_Contents">-0-0+-</text:p>
          </table:table-cell>
        </table:table-row>
      </table:table>
      <text:p text:style-name="Text_20_body"/>
      <text:p text:style-name="P76">memory pointer control instruction control modes:</text:p>
      <table:table table:name="Table18" table:style-name="Table18">
        <table:table-column table:style-name="Table18.A" table:number-columns-repeated="2"/>
        <table:table-column table:style-name="Table18.C"/>
        <table:table-row table:style-name="Table18.1">
          <table:table-cell table:style-name="Table18.A1" office:value-type="string">
            <text:p text:style-name="P117">mode</text:p>
          </table:table-cell>
          <table:table-cell table:style-name="Table18.A1" office:value-type="string">
            <text:p text:style-name="P117">control code</text:p>
          </table:table-cell>
          <table:table-cell table:style-name="Table18.C1" office:value-type="string">
            <text:p text:style-name="P117">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
      <text:p text:style-name="P76"/>
      <text:p text:style-name="P91"/>
      <text:h text:style-name="P107"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55">BTTODEC(btinteger)</text:p>
          </table:table-cell>
          <table:table-cell table:style-name="Table3.B1" office:value-type="string">
            <text:p text:style-name="P55">Convert Balanced ternary integer to decimal</text:p>
          </table:table-cell>
        </table:table-row>
        <table:table-row>
          <table:table-cell table:style-name="Table3.A2" office:value-type="string">
            <text:p text:style-name="P55">DECTOBT(decinteger)</text:p>
          </table:table-cell>
          <table:table-cell table:style-name="Table3.B2" office:value-type="string">
            <text:p text:style-name="P55">Convert Decimal integer to balanced ternary</text:p>
          </table:table-cell>
        </table:table-row>
        <table:table-row>
          <table:table-cell table:style-name="Table3.A2" office:value-type="string">
            <text:p text:style-name="P55">btmul(numA, numB)</text:p>
          </table:table-cell>
          <table:table-cell table:style-name="Table3.B2" office:value-type="string">
            <text:p text:style-name="P55">Multiply two balanced ternary integers</text:p>
          </table:table-cell>
        </table:table-row>
        <table:table-row>
          <table:table-cell table:style-name="Table3.A2" office:value-type="string">
            <text:p text:style-name="P55">btadd(numA, numB)</text:p>
          </table:table-cell>
          <table:table-cell table:style-name="Table3.B2" office:value-type="string">
            <text:p text:style-name="P55">Add two balanced ternary integers</text:p>
          </table:table-cell>
        </table:table-row>
        <table:table-row>
          <table:table-cell table:style-name="Table3.A2" office:value-type="string">
            <text:p text:style-name="P55">btsub(numA, numB)</text:p>
          </table:table-cell>
          <table:table-cell table:style-name="Table3.B2" office:value-type="string">
            <text:p text:style-name="P55">Subtract two balanced ternary integers</text:p>
          </table:table-cell>
        </table:table-row>
        <table:table-row>
          <table:table-cell table:style-name="Table3.A2" office:value-type="string">
            <text:p text:style-name="P55">btdivcpu(numA, numB)</text:p>
          </table:table-cell>
          <table:table-cell table:style-name="Table3.B2" office:value-type="string">
            <text:p text:style-name="P55">Divide two balanced ternary integers. Returns “ZDIV” upon zero division. </text:p>
          </table:table-cell>
        </table:table-row>
        <table:table-row>
          <table:table-cell table:style-name="Table3.A2" office:value-type="string">
            <text:p text:style-name="P55">btdiv(numA, numB)</text:p>
          </table:table-cell>
          <table:table-cell table:style-name="Table3.B2" office:value-type="string">
            <text:p text:style-name="P55">Divide two balanced ternary integers. Returns “Zero Division Error” upon zero division. </text:p>
          </table:table-cell>
        </table:table-row>
        <table:table-row>
          <table:table-cell table:style-name="Table3.A2" office:value-type="string">
            <text:p text:style-name="P55">BTINVERT(numtoinvert)</text:p>
          </table:table-cell>
          <table:table-cell table:style-name="Table3.B2" office:value-type="string">
            <text:p text:style-name="P55">Invert balanced ternary integer to its opposite. </text:p>
            <text:p text:style-name="P55">i.e. “-+” would invert to “+-”</text:p>
          </table:table-cell>
        </table:table-row>
        <table:table-row>
          <table:table-cell table:style-name="Table3.A2" office:value-type="string">
            <text:p text:style-name="P55">progbiasand(polarset, inpA, inpB)</text:p>
          </table:table-cell>
          <table:table-cell table:style-name="Table3.B2" office:value-type="string">
            <text:p text:style-name="P55">A "programmable" biased and gate. returns a positive if:</text:p>
            <text:p text:style-name="P55">input a (inpA) = input b (inpB) = polarity line (polarset)</text:p>
            <text:p text:style-name="P55">else it returns zero</text:p>
          </table:table-cell>
        </table:table-row>
        <table:table-row>
          <table:table-cell table:style-name="Table3.A2" office:value-type="string">
            <text:p text:style-name="P55">polarityand(inpA, inpB)</text:p>
          </table:table-cell>
          <table:table-cell table:style-name="Table3.B2" office:value-type="string">
            <text:p text:style-name="P55">A polarized and gate</text:p>
            <text:p text:style-name="P55">returns + if both input A (inpA) and input B (inpB) = + </text:p>
            <text:p text:style-name="P55">returns - if both input A (inpA) and input B (inpB) = -</text:p>
            <text:p text:style-name="P55">otherwise it returns zero</text:p>
          </table:table-cell>
        </table:table-row>
        <table:table-row>
          <table:table-cell table:style-name="Table3.A2" office:value-type="string">
            <text:p text:style-name="P55">progbiasor(polarset, inpA, inpB)</text:p>
          </table:table-cell>
          <table:table-cell table:style-name="Table3.B2" office:value-type="string">
            <text:p text:style-name="P55">A programmable biased or gate returns "+" if either or both inputs equal the polarity line (polarset)</text:p>
            <text:p text:style-name="P55">else it returns "0"</text:p>
          </table:table-cell>
        </table:table-row>
        <table:table-row>
          <table:table-cell table:style-name="Table3.A2" office:value-type="string">
            <text:p text:style-name="P55">progbiasnor(polarset, inpA, inpB)</text:p>
          </table:table-cell>
          <table:table-cell table:style-name="Table3.B2" office:value-type="string">
            <text:p text:style-name="P55">A programmable biased orn gate returns "+" if either equal the polarity line (polarset)</text:p>
            <text:p text:style-name="P55">returns "0" either if neither or both inputs equal the polarity line (polarset)</text:p>
          </table:table-cell>
        </table:table-row>
      </table:table>
      <text:p text:style-name="P23"/>
      <text:h text:style-name="P122"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3">)</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11"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11"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54">instruction</text:p>
          </table:table-cell>
          <table:table-cell table:style-name="Table4.B1" office:value-type="string">
            <text:p text:style-name="P5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54">key</text:p>
          </table:table-cell>
          <table:table-cell table:style-name="Table5.B1" office:value-type="string">
            <text:p text:style-name="P5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12"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54">instruction</text:p>
          </table:table-cell>
          <table:table-cell table:style-name="Table6.B1" office:value-type="string">
            <text:p text:style-name="P54">instruction description</text:p>
          </table:table-cell>
          <table:table-cell table:style-name="Table6.C1" office:value-type="string">
            <text:p text:style-name="P5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4">pointer</text:p>
          </table:table-cell>
          <table:table-cell table:style-name="Table7.B1" office:value-type="string">
            <text:p text:style-name="P54">name</text:p>
          </table:table-cell>
          <table:table-cell table:style-name="Table7.B1" office:value-type="string">
            <text:p text:style-name="P54">description</text:p>
          </table:table-cell>
          <table:table-cell table:style-name="Table7.B1" office:value-type="string">
            <text:p text:style-name="P54">assembly shortcut instruction</text:p>
          </table:table-cell>
          <table:table-cell table:style-name="Table7.E1" office:value-type="string">
            <text:p text:style-name="P5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53"><text:line-break/>NOTES ABOUT USE IN SBTCVM ASSEMBLY<text:line-break/><text:line-break/><text:span text:style-name="T8">WARNING</text:span><text:span text:style-name="T7">: </text:span><text:span text:style-name="T8">DO NOT PLACE GOTO REFERENCES ON MULTI-INSTRUCTION COMMANDS.</text:span><text:line-break/><text:span text:style-name="T5">SUCH AS:<text:line-break/></text:span><text:soft-page-break/><text:span text:style-name="T5">TTY register set shortcuts<text:line-break/>Any register set shortcut,<text:line-break/>or otherwise.<text:line-break/>When in doubt, place it on a null instruction.</text:span></text:p>
      <text:p text:style-name="P29"/>
      <text:h text:style-name="P108" text:outline-level="2"><text:bookmark-start text:name="__RefHeading___Toc1745_2007567802"/>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53"><text:line-break/>SBTCVM assembly instructions:</text:p>
      <table:table table:name="Table9" table:style-name="Table9">
        <table:table-column table:style-name="Table9.A"/>
        <table:table-column table:style-name="Table9.B"/>
        <table:table-row>
          <table:table-cell table:style-name="Table9.A1" office:value-type="string">
            <text:p text:style-name="P54">Threading Instructions</text:p>
          </table:table-cell>
          <table:table-cell table:style-name="Table9.B1" office:value-type="string">
            <text:p text:style-name="P5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6461501465995411778" text:style-name="L11">
        <text:list-item>
          <text:p text:style-name="P88">Only the main thread can use the builtin Keyboard interrupts, so keep that in mind. </text:p>
        </text:list-item>
        <text:list-item>
          <text:p text:style-name="P88">SBTCVM switches through each thread in order, and switches threads each clock cycle. </text:p>
        </text:list-item>
        <text:list-item>
          <text:p text:style-name="P72">Remember that the more threads are running, the slower SBTCVM runs overall. </text:p>
        </text:list-item>
      </text:list>
      <text:p text:style-name="P29"/>
      <text:h text:style-name="P108"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5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13"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23"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56">run</text:p>
          </table:table-cell>
          <table:table-cell table:style-name="Table13.B1" office:value-type="string">
            <text:p text:style-name="P56">pass-through to MK2-RUN.py</text:p>
            <text:p text:style-name="P56">runs sbtcvm troms and stregs.</text:p>
            <text:p text:style-name="P56">use “run help” for more help.</text:p>
          </table:table-cell>
        </table:table-row>
        <table:table-row>
          <table:table-cell table:style-name="Table13.A2" office:value-type="string">
            <text:p text:style-name="P56">asm</text:p>
          </table:table-cell>
          <table:table-cell table:style-name="Table13.B2" office:value-type="string">
            <text:p text:style-name="P56">pass-through to SBTCVM-asm2.py</text:p>
            <text:p text:style-name="P57">assembles tasm source files into troms.</text:p>
            <text:p text:style-name="P57">use “asm help” for more help.</text:p>
          </table:table-cell>
        </table:table-row>
        <table:table-row>
          <table:table-cell table:style-name="Table13.A2" office:value-type="string">
            <text:p text:style-name="P57">gfx</text:p>
          </table:table-cell>
          <table:table-cell table:style-name="Table13.B2" office:value-type="string">
            <text:p text:style-name="P56">pass-through to <text:span text:style-name="T14">MK2-GFX.py</text:span></text:p>
            <text:p text:style-name="P57">various graphics conversion functions</text:p>
            <text:p text:style-name="P57">use “gfx help” for more help</text:p>
          </table:table-cell>
        </table:table-row>
        <table:table-row>
          <table:table-cell table:style-name="Table13.A2" office:value-type="string">
            <text:p text:style-name="P57">tools (t)</text:p>
          </table:table-cell>
          <table:table-cell table:style-name="Table13.B2" office:value-type="string">
            <text:p text:style-name="P57">SBTCVM tools test suite. (MK2-TOOLS.py)</text:p>
            <text:p text:style-name="P57">use “t help” for more help</text:p>
          </table:table-cell>
        </table:table-row>
        <table:table-row>
          <table:table-cell table:style-name="Table13.A2" office:value-type="string">
            <text:p text:style-name="P57">mainmenu</text:p>
          </table:table-cell>
          <table:table-cell table:style-name="Table13.B2" office:value-type="string">
            <text:p text:style-name="P57">start SBTCVM's main menu</text:p>
          </table:table-cell>
        </table:table-row>
        <table:table-row>
          <table:table-cell table:style-name="Table13.A2" office:value-type="string">
            <text:p text:style-name="P57">list [type]</text:p>
          </table:table-cell>
          <table:table-cell table:style-name="Table13.B2" office:value-type="string">
            <text:p text:style-name="P57">The main uses of list are to list important file types like troms, SBTCVM assembly files, and so on, that SBTCVM can see without explicit paths.</text:p>
            <text:p text:style-name="P57">list types : list known important file type keywords</text:p>
            <text:p text:style-name="P57">list paths : list paths searched by sbtcvm for important file types</text:p>
            <text:p text:style-name="P57">list [type] : look for the specified type.</text:p>
          </table:table-cell>
        </table:table-row>
        <table:table-row>
          <table:table-cell table:style-name="Table13.A2" office:value-type="string">
            <text:p text:style-name="P57">help</text:p>
          </table:table-cell>
          <table:table-cell table:style-name="Table13.B2" office:value-type="string">
            <text:p text:style-name="P57"><text:s/>Command shell help</text:p>
          </table:table-cell>
        </table:table-row>
        <table:table-row>
          <table:table-cell table:style-name="Table13.A2" office:value-type="string">
            <text:p text:style-name="P57">version</text:p>
          </table:table-cell>
          <table:table-cell table:style-name="Table13.B2" office:value-type="string">
            <text:p text:style-name="P57">version information</text:p>
          </table:table-cell>
        </table:table-row>
        <table:table-row>
          <table:table-cell table:style-name="Table13.A2" office:value-type="string">
            <text:p text:style-name="P57">about</text:p>
          </table:table-cell>
          <table:table-cell table:style-name="Table13.B2" office:value-type="string">
            <text:p text:style-name="P57">about information</text:p>
          </table:table-cell>
        </table:table-row>
        <table:table-row>
          <table:table-cell table:style-name="Table13.A2" office:value-type="string">
            <text:p text:style-name="P57">quit</text:p>
          </table:table-cell>
          <table:table-cell table:style-name="Table13.B2" office:value-type="string">
            <text:p text:style-name="P57">quit SBTCVM Command Shell</text:p>
          </table:table-cell>
        </table:table-row>
      </table:table>
      <text:h text:style-name="P124"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57">add</text:p>
          </table:table-cell>
          <table:table-cell table:style-name="Table16.B1" office:value-type="string">
            <text:p text:style-name="P57">add two balanced ternary integers (separated by a space)</text:p>
          </table:table-cell>
        </table:table-row>
        <table:table-row>
          <table:table-cell table:style-name="Table16.A2" office:value-type="string">
            <text:p text:style-name="P57">sub</text:p>
          </table:table-cell>
          <table:table-cell table:style-name="Table16.B2" office:value-type="string">
            <text:p text:style-name="P57">subtract two balanced ternary integers (separated by a space)</text:p>
          </table:table-cell>
        </table:table-row>
        <table:table-row>
          <table:table-cell table:style-name="Table16.A2" office:value-type="string">
            <text:p text:style-name="P57">div</text:p>
          </table:table-cell>
          <table:table-cell table:style-name="Table16.B2" office:value-type="string">
            <text:p text:style-name="P57">divide two balanced ternary integers (separated by a space)</text:p>
          </table:table-cell>
        </table:table-row>
        <table:table-row>
          <table:table-cell table:style-name="Table16.A2" office:value-type="string">
            <text:p text:style-name="P57">mul</text:p>
          </table:table-cell>
          <table:table-cell table:style-name="Table16.B2" office:value-type="string">
            <text:p text:style-name="P57">multiply two balanced ternary integers (separated by a space)</text:p>
          </table:table-cell>
        </table:table-row>
        <table:table-row>
          <table:table-cell table:style-name="Table16.A2" office:value-type="string">
            <text:p text:style-name="P57">btdec</text:p>
          </table:table-cell>
          <table:table-cell table:style-name="Table16.B2" office:value-type="string">
            <text:p text:style-name="P57">convert a balanced ternary integer to decimal</text:p>
          </table:table-cell>
        </table:table-row>
        <table:table-row>
          <table:table-cell table:style-name="Table16.A2" office:value-type="string">
            <text:p text:style-name="P57">decbt</text:p>
          </table:table-cell>
          <table:table-cell table:style-name="Table16.B2" office:value-type="string">
            <text:p text:style-name="P57">convert a decimal integer to balanced ternary</text:p>
          </table:table-cell>
        </table:table-row>
        <text:soft-page-break/>
        <table:table-row>
          <table:table-cell table:style-name="Table16.A2" office:value-type="string">
            <text:p text:style-name="P57">invert</text:p>
          </table:table-cell>
          <table:table-cell table:style-name="Table16.B2" office:value-type="string">
            <text:p text:style-name="P57">invert a balanced ternary integer</text:p>
          </table:table-cell>
        </table:table-row>
        <table:table-row>
          <table:table-cell table:style-name="Table16.A2" office:value-type="string">
            <text:p text:style-name="P57">mpi</text:p>
          </table:table-cell>
          <table:table-cell table:style-name="Table16.B2" office:value-type="string">
            <text:p text:style-name="P57">calculate the Max Positive Integer for a given number of trits</text:p>
          </table:table-cell>
        </table:table-row>
        <table:table-row>
          <table:table-cell table:style-name="Table16.A2" office:value-type="string">
            <text:p text:style-name="P57">mni</text:p>
          </table:table-cell>
          <table:table-cell table:style-name="Table16.B2" office:value-type="string">
            <text:p text:style-name="P57">calculate the Max Negative Integer for a given number of trits</text:p>
          </table:table-cell>
        </table:table-row>
        <table:table-row>
          <table:table-cell table:style-name="Table16.A2" office:value-type="string">
            <text:p text:style-name="P57">mcv</text:p>
          </table:table-cell>
          <table:table-cell table:style-name="Table16.B2" office:value-type="string">
            <text:p text:style-name="P57">calculate the Max Combinations Value for a given number of trits</text:p>
          </table:table-cell>
        </table:table-row>
      </table:table>
      <text:p text:style-name="P37"/>
      <text:h text:style-name="P114" text:outline-level="2"><text:bookmark-start text:name="__RefHeading___Toc3132_1836132187"/>SBTCVM Mark 2 IObus<text:bookmark-end text:name="__RefHeading___Toc3132_1836132187"/></text:h>
      <text:p text:style-name="P38">Scratch memory</text:p>
      <text:p text:style-name="P38">Start:</text:p>
      <text:p text:style-name="P38"><text:span text:style-name="T25">---------</text:span> [1] &lt;-9841&gt; <text:s/>assembly<text:span text:style-name="T24"> IO</text:span> reference keyword: mem1</text:p>
      <text:p text:style-name="P38">End:</text:p>
      <text:p text:style-name="P38"><text:span text:style-name="T25">---++++++</text:span> [729] &lt;-9113&gt; <text:s/>assembly<text:span text:style-name="T24"> IO</text:span> reference keyword: mem729</text:p>
      <text:p text:style-name="P38"/>
      <text:p text:style-name="P38">random 9-trit integer port (updated per clock cycle)</text:p>
      <text:p text:style-name="P38"><text:span text:style-name="T25">--0------</text:span> [730] &lt;-9112&gt; assembly<text:span text:style-name="T24"> IO</text:span> reference keyword: random</text:p>
      <text:p text:style-name="P38"><text:s/>use this to get <text:span text:style-name="T26">pseudo-random</text:span> integers.</text:p>
      <text:p text:style-name="P38"><text:s/></text:p>
      <text:h text:style-name="P110"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4227660417097660990" text:style-name="L12">
        <text:list-item>
          <text:p text:style-name="P89">Simple </text:p>
        </text:list-item>
        <text:list-item>
          <text:p text:style-name="P89">Balanced </text:p>
        </text:list-item>
        <text:list-item>
          <text:p text:style-name="P89">Ternary </text:p>
        </text:list-item>
        <text:list-item>
          <text:p text:style-name="P89">Computer </text:p>
        </text:list-item>
        <text:list-item>
          <text:p text:style-name="P89">Virtual </text:p>
        </text:list-item>
        <text:list-item>
          <text:p text:style-name="P89">Machine </text:p>
        </text:list-item>
        <text:list-item>
          <text:p text:style-name="P89">- </text:p>
        </text:list-item>
        <text:list-item>
          <text:p text:style-name="P89">Balanced </text:p>
        </text:list-item>
        <text:list-item>
          <text:p text:style-name="P89">Ternary </text:p>
        </text:list-item>
        <text:list-item>
          <text:p text:style-name="P89">Text </text:p>
        </text:list-item>
        <text:list-item>
          <text:p text:style-name="P89">- </text:p>
        </text:list-item>
        <text:list-item>
          <text:p text:style-name="P73">6 trits </text:p>
        </text:list-item>
      </text:list>
      <text:p text:style-name="P30"><text:line-break/><text:line-break/>notes:</text:p>
      <text:list xml:id="list5831294481368372712" text:style-name="L13">
        <text:list-item>
          <text:p text:style-name="P90">codes <text:span text:style-name="Teletype">++++--</text:span> to <text:span text:style-name="Teletype">++++++ </text:span>are reserved for multi-tryte codes. </text:p>
        </text:list-item>
        <text:list-item>
          <text:p text:style-name="P74">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53"><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09" text:outline-level="2"><text:bookmark-start text:name="__RefHeading___Toc3130_1836132187"/>SBTCVM <text:span text:style-name="T22">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1,2, or 3 times the clock time. (xxxxx+ = 3 xxxxx0= 1 xxxxx- = 2)</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97" text:outline-level="1"><text:bookmark-start text:name="__RefHeading___Toc4673_443773659"/>Glossary<text:bookmark-end text:name="__RefHeading___Toc4673_443773659"/></text:h>
      <text:h text:style-name="P70" text:outline-level="4"><text:bookmark-start text:name="__RefHeading___Toc4675_443773659"/>#:<text:bookmark-end text:name="__RefHeading___Toc4675_443773659"/></text:h>
      <text:p text:style-name="P42"><text:span text:style-name="T6">1-trit monochrome</text:span>:<text:span text:style-name="T29"> n.</text:span> A balanced ternary monochrome color mode using 1 trit. creating 3 shades.</text:p>
      <text:p text:style-name="P42"><text:span text:style-name="T6">2-trit monochrome</text:span>:<text:span text:style-name="T29"> n.</text:span> A balanced ternary monochrome color mode using 2 trits. creating 27 shades. </text:p>
      <text:p text:style-name="P42"><text:span text:style-name="T6">3-trit RGB</text:span>:<text:span text:style-name="T29"> n.</text:span> a balanced ternary color mode using 1 trit per color channel, creating 27 colors<text:span text:style-name="T29">.</text:span></text:p>
      <text:p text:style-name="P42"><text:span text:style-name="T6">6-trit RGB</text:span>:<text:span text:style-name="T29"> n.</text:span> a balanced ternary color mode using 2 trits per color channel, creating 729 colors<text:span text:style-name="T29">.</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63"><text:span text:style-name="T6">Balanced Ternary</text:span>:<text:span text:style-name="T28">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6">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h text:style-name="Heading_20_4" text:outline-level="4"><text:bookmark-start text:name="__RefHeading___Toc4689_443773659"/>G:<text:bookmark-end text:name="__RefHeading___Toc4689_443773659"/></text:h>
      <text:p text:style-name="P47"><text:span text:style-name="T6">goto reference</text:span>:<text:span text:style-name="T30"> n.</text:span> an SBTCVM assembly feature that allows automatic address calculation. use not limited to gotos.<text:span text:style-name="T30">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6">IObus</text:span>: n. SBTCVM's Input Output Bus.<text:span text:style-name="T31"> Not to be confused with the Memory Bus.</text:span></text:p>
      <text:p text:style-name="P41"><text:span text:style-name="T6">Inversion</text:span>: v. The process of replacing positive values with negative values and negative values with positive values, in a balanced ternary number. thus, Inverting the balanced ternary number. i.e. +0-- would become -0++.</text:p>
      <text:p text:style-name="P48"><text:span text:style-name="T6">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58"><text:span text:style-name="T6">KiloTryte</text:span>: n. 1093 Trytes. (KT)</text:p>
      <text:p text:style-name="P58"><text:span text:style-name="T6">Kilotrit</text:span>: n. 1093 trits. (Kt)</text:p>
      <text:p text:style-name="P59"/>
      <text:h text:style-name="Heading_20_4" text:outline-level="4"><text:bookmark-start text:name="__RefHeading___Toc4699_443773659"/>L:<text:bookmark-end text:name="__RefHeading___Toc4699_443773659"/></text:h>
      <text:h text:style-name="Heading_20_4" text:outline-level="4"><text:bookmark-start text:name="__RefHeading___Toc4701_443773659"/>M:<text:bookmark-end text:name="__RefHeading___Toc4701_443773659"/></text:h>
      <text:p text:style-name="P61"><text:span text:style-name="T6">MPI</text:span>: n. <text:s/>Short for Max positive integer. <text:s/>Refers to the maximum positive integer a length of trits can store.</text:p>
      <text:p text:style-name="P61"><text:span text:style-name="T6">MNI</text:span>: n. <text:s/>Short for Max negative integer. <text:s/>Refers to the maximum negative integer a length of trits can store.</text:p>
      <text:p text:style-name="P62"><text:span text:style-name="T6">MCV</text:span>: n. Short for Max combinations value, Refers to the maximum number of combinations of a length of trits. in balanced ternary, this differs from the MPI greatly.</text:p>
      <text:p text:style-name="P59"><text:span text:style-name="T6">Megatrit</text:span>: n. 1093 trits. (Mt)</text:p>
      <text:p text:style-name="P59"><text:span text:style-name="T6">MegaTryte</text:span>: n. 1093 Trytes. (MT)</text:p>
      <text:p text:style-name="P63"><text:span text:style-name="T6">Mark 1</text:span>:<text:span text:style-name="T28"> n.</text:span> The original prototype series. used 4-trit instructions and 6-trit data.<text:span text:style-name="T27"> This series is no longer in development.</text:span></text:p>
      <text:p text:style-name="P63"><text:span text:style-name="T6">Mark 2</text:span>:<text:span text:style-name="T28"> n.</text:span> The mark 2 series <text:span text:style-name="T27">features many new features and improvements. it uses 6-trit instructions and 9-trit data. Is in active development.</text:span></text:p>
      <text:p text:style-name="P63"><text:span text:style-name="T6">Mark 3</text:span>:<text:span text:style-name="T28"> n. The in-planning Future Series. To feature 12-trit data. instruction width will be at least 6-trits. also planned is virtual disk support and an operating system and bios.</text:span></text:p>
      <text:p text:style-name="P64"><text:span text:style-name="T6">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6">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6">Polarity Notation</text:span>:<text:span text:style-name="T29">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6">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46"><text:span text:style-name="T6">Scratch memory</text:span>: a small portion of the IObus with scratch memory for general use. can store 729 9-trit words.</text:p>
      <text:p text:style-name="P39"><text:soft-page-break/><text:span text:style-name="T6">SBTCVM</text:span>:<text:span text:style-name="T28"> n.</text:span> The acronym for "Simple Balanced Ternary Computer Virtual Machine" the full name of SBTCVM.</text:p>
      <text:p text:style-name="P39"><text:span text:style-name="T6">SBTC-OS</text:span>: <text:span text:style-name="T28">n. </text:span>The name of a planned future Operating system for the in-planning SBTCVM mark 3 series.</text:p>
      <text:p text:style-name="P45"><text:span text:style-name="T6">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6">TDA</text:span>:<text:span text:style-name="T28"> n.</text:span> Ternary Demo Architecture. The temporary name of the Very first prototype of what became SBTCVM.</text:p>
      <text:p text:style-name="P58"><text:span text:style-name="T6">trit</text:span>: n. <text:s/>A balanced ternary digit. Analogous to a binary bit. Can be either positive, ground, or negative. (t)</text:p>
      <text:p text:style-name="P58"><text:span text:style-name="T6">tryte</text:span>: n. a set of 6 trits. <text:s/>Analogous to a Byte (T)</text:p>
      <text:p text:style-name="P60"><text:span text:style-name="T6">tasm</text:span>: n. [1] The name of an SBTCVM assembly source file. [2] a shorter term for SBTCVM assembly.</text:p>
      <text:p text:style-name="P62"><text:span text:style-name="T6">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98" text:outline-level="1"><text:bookmark-start text:name="__RefHeading___Toc687_615494138"/><text:span text:style-name="T2">GNU </text:span>Free Documentation License<text:bookmark-end text:name="__RefHeading___Toc687_615494138"/></text:h>
      <text:p text:style-name="P6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68">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7</text:page-number><text:span text:style-name="MT1"> of </text:span><text:span text:style-name="MT1"><text:page-count>91</text:page-count></text:span><text:span text:style-name="MT1"> <text:tab/> <text:s/></text:span><text:span text:style-name="MT1"><text:title>SBTCVM user manual</text:title></text:span><text:span text:style-name="MT1"> - </text:span><text:span text:style-name="MT1"><text:chapter text:display="name" text:outline-level="1">Programming SBTCVM</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08T19:50:06.534465150</dc:date>
    <meta:editing-duration>P5DT3H1M12S</meta:editing-duration>
    <meta:editing-cycles>74</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5" meta:object-count="0" meta:page-count="91" meta:paragraph-count="1885" meta:word-count="11846" meta:character-count="71003" meta:non-whitespace-character-count="61009"/>
  </office:meta>
</office:document-meta>
</file>